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2"/>
          <table:table-cell table:style-name="ce5" table:number-columns-repeated="3"/>
          <table:table-cell table:style-name="ce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style-name="ce5" table:number-columns-repeated="5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style-name="ce5" table:number-columns-repeated="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style-name="ce2"/>
          <table:table-cell table:style-name="ce5" table:number-columns-repeated="3"/>
          <table:table-cell table:style-name="ce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table:style-name="ce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r" fo:country="H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22:59:14.519321193</meta:creation-date>
    <dc:date>2024-05-30T08:20:59.838447360</dc:date>
    <meta:editing-duration>PT9H21M46S</meta:editing-duration>
    <meta:editing-cycles>1</meta:editing-cycles>
    <meta:document-statistic meta:table-count="1" meta:cell-count="48" meta:object-count="0"/>
    <meta:generator>LibreOffice/7.4.7.2$Linux_X86_64 LibreOffice_project/40$Build-2</meta:generator>
  </office:meta>
</office:document-meta>
</file>